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6.746875cm"/>
    </style:style>
    <style:style style:name="co3" style:family="table-column">
      <style:table-column-properties fo:break-before="auto" style:column-width="12.7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9604166666667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9.20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L3rev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GBA model with three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2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number-rows-repeated="1048563" table:style-name="ro2">
          <table:table-cell table:number-columns-repeated="16384"/>
        </table:table-row>
      </table:table>
      <table:table table:name="M" table:style-name="ta1">
        <table:table-column table:style-name="co7" table:default-cell-style-name="ce1"/>
        <table:table-column table:style-name="co8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60" table:style-name="ce2">
            <text:p>60</text:p>
          </table:table-cell>
          <table:table-cell office:value-type="float" office:value="8.3000000000000007" table:style-name="ce2">
            <text:p>8,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I" table:style-name="ta2">
        <table:table-column table:style-name="co11" table:number-columns-repeated="4" table:default-cell-style-name="ce1"/>
        <table:table-column table:style-name="co6" table:number-columns-repeated="1638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kcat" table:style-name="ta1">
        <table:table-column table:style-name="co5" table:default-cell-style-name="ce2"/>
        <table:table-column table:style-name="co12" table:default-cell-style-name="ce2"/>
        <table:table-column table:style-name="co9" table:number-columns-repeated="2" table:default-cell-style-name="ce2"/>
        <table:table-column table:style-name="co4" table:number-columns-repeated="1010" table:default-cell-style-name="ce1"/>
        <table:table-column table:style-name="co5" table:number-columns-repeated="10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20" table:style-name="ce2">
            <text:p>20</text:p>
          </table:table-cell>
          <table:table-cell office:value-type="float" office:value="30" table:style-name="ce2">
            <text:p>30</text:p>
          </table:table-cell>
          <table:table-cell office:value-type="float" office:value="4.55" table:style-name="ce2">
            <text:p>4,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3">
        <table:table-column table:style-name="co5" table:number-columns-repeated="5" table:default-cell-style-name="ce2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71.428571428571431" table:formula="of:=[.B3]/1.4" table:style-name="ce2">
            <text:p>71,42857143</text:p>
          </table:table-cell>
          <table:table-cell office:value-type="float" office:value="51.020408163265309" table:formula="of:=[.C3]/1.4" table:style-name="ce2">
            <text:p>51,02040816</text:p>
          </table:table-cell>
          <table:table-cell office:value-type="float" office:value="36.443148688046648" table:formula="of:=[.D3]/1.4" table:style-name="ce2">
            <text:p>36,44314869</text:p>
          </table:table-cell>
          <table:table-cell office:value-type="float" office:value="26.030820491461892" table:formula="of:=[.E3]/1.4" table:style-name="ce2">
            <text:p>26,03082049</text:p>
          </table:table-cell>
          <table:table-cell office:value-type="float" office:value="18.593443208187068" table:formula="of:=[.F3]/1.4" table:style-name="ce2">
            <text:p>18,59344321</text:p>
          </table:table-cell>
          <table:table-cell office:value-type="float" office:value="13.281030862990765" table:formula="of:=[.G3]/1.4" table:style-name="ce2">
            <text:p>13,28103086</text:p>
          </table:table-cell>
          <table:table-cell office:value-type="float" office:value="9.4864506164219744" table:formula="of:=[.H3]/1.4" table:style-name="ce2">
            <text:p>9,486450616</text:p>
          </table:table-cell>
          <table:table-cell office:value-type="float" office:value="6.7760361545871248" table:formula="of:=[.I3]/1.4" table:style-name="ce2">
            <text:p>6,776036155</text:p>
          </table:table-cell>
          <table:table-cell office:value-type="float" office:value="4.8400258247050898" table:formula="of:=[.J3]/1.4" table:style-name="ce2">
            <text:p>4,840025825</text:p>
          </table:table-cell>
          <table:table-cell office:value-type="float" office:value="3.4571613033607784" table:formula="of:=[.K3]/1.4" table:style-name="ce2">
            <text:p>3,457161303</text:p>
          </table:table-cell>
          <table:table-cell office:value-type="float" office:value="2.4694009309719847" table:formula="of:=[.L3]/1.4" table:style-name="ce2">
            <text:p>2,469400931</text:p>
          </table:table-cell>
          <table:table-cell office:value-type="float" office:value="1.7638578078371321" table:formula="of:=[.M3]/1.4" table:style-name="ce2">
            <text:p>1,763857808</text:p>
          </table:table-cell>
          <table:table-cell office:value-type="float" office:value="1.2598984341693802" table:formula="of:=[.N3]/1.4" table:style-name="ce2">
            <text:p>1,259898434</text:p>
          </table:table-cell>
          <table:table-cell office:value-type="float" office:value="0.89992745297812882" table:formula="of:=[.O3]/1.4" table:style-name="ce2">
            <text:p>0,899927453</text:p>
          </table:table-cell>
          <table:table-cell office:value-type="float" office:value="0.64280532355580633" table:formula="of:=[.P3]/1.4" table:style-name="ce2">
            <text:p>0,642805324</text:p>
          </table:table-cell>
          <table:table-cell office:value-type="float" office:value="0.45914665968271884" table:formula="of:=[.Q3]/1.4" table:style-name="ce2">
            <text:p>0,45914666</text:p>
          </table:table-cell>
          <table:table-cell office:value-type="float" office:value="0.32796189977337065" table:formula="of:=[.R3]/1.4" table:style-name="ce2">
            <text:p>0,3279619</text:p>
          </table:table-cell>
          <table:table-cell office:value-type="float" office:value="0.23425849983812191" table:formula="of:=[.S3]/1.4" table:style-name="ce2">
            <text:p>0,2342585</text:p>
          </table:table-cell>
          <table:table-cell office:value-type="float" office:value="0.16732749988437282" table:formula="of:=[.T3]/1.4" table:style-name="ce2">
            <text:p>0,1673275</text:p>
          </table:table-cell>
          <table:table-cell table:number-columns-repeated="16363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  <table:table table:name="q" table:style-name="ta2">
        <table:table-column table:style-name="co11" table:default-cell-style-name="ce1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6" table:number-columns-repeated="1638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xn2</text:p>
          </table:table-cell>
          <table:table-cell office:value-type="string" table:style-name="ce2">
            <text:p>Ribosom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0</text:p>
          </table:table-cell>
          <table:table-cell office:value-type="float" office:value="1" table:style-name="ce2">
            <text:p>1</text:p>
          </table:table-cell>
          <table:table-cell office:value-type="float" office:value="0.84054518217610696" table:style-name="ce2">
            <text:p>0,840545182</text:p>
          </table:table-cell>
          <table:table-cell office:value-type="float" office:value="0.65659226875978505" table:style-name="ce2">
            <text:p>0,6565922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T</text:p>
          </table:table-cell>
          <table:table-cell office:value-type="float" office:value="1" table:style-name="ce2">
            <text:p>1</text:p>
          </table:table-cell>
          <table:table-cell office:value-type="float" office:value="0.75" table:style-name="ce2">
            <text:p>0,75</text:p>
          </table:table-cell>
          <table:table-cell office:value-type="float" office:value="0.5" table:style-name="ce2">
            <text:p>0,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</text:p>
          </table:table-cell>
          <table:table-cell office:value-type="float" office:value="0.5" table:style-name="ce2">
            <text:p>0,5</text:p>
          </table:table-cell>
          <table:table-cell table:number-columns-repeated="2" table:style-name="ce2"/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  <table:table table:name="x" table:style-name="ta2">
        <table:table-column table:style-name="co11" table:default-cell-style-name="ce1"/>
        <table:table-column table:style-name="co15" table:default-cell-style-name="ce1"/>
        <table:table-column table:style-name="co6" table:number-columns-repeated="16382" table:default-cell-style-name="ce1"/>
        <table:table-row table:style-name="ro1">
          <table:table-cell table:style-name="ce1"/>
          <table:table-cell office:value-type="string" table:style-name="ce2">
            <text:p>function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(t)</text:p>
          </table:table-cell>
          <table:table-cell office:value-type="string" table:style-name="ce2">
            <text:p>xt &lt;-function(t) 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x/dt</text:p>
          </table:table-cell>
          <table:table-cell office:value-type="string" table:style-name="ce2">
            <text:p>dxdt &lt;- function(t) 0</text:p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30</meta:generator>
    <dc:title/>
    <dc:description/>
    <dc:subject/>
    <meta:initial-creator>Hugo Dourado</meta:initial-creator>
    <dc:creator>Charles Rocabert</dc:creator>
    <meta:creation-date>2015-06-05T18:19:34Z</meta:creation-date>
    <dc:date>2025-09-04T14:02:24Z</dc:date>
    <meta:editing-cycles>319</meta:editing-cycles>
    <meta:editing-duration>PT43972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